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65e0" officeooo:paragraph-rsid="001465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ve API do Google Maps</text:p>
      <text:p text:style-name="P1"/>
      <text:p text:style-name="P1">AIzaSyBg5V-flpbMMt4zJ-wG5vrhyQurjIHp4_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07:54:36.337597696</meta:creation-date>
    <dc:date>2022-10-15T07:55:11.266748085</dc:date>
    <meta:editing-duration>PT36S</meta:editing-duration>
    <meta:editing-cycles>1</meta:editing-cycles>
    <meta:document-statistic meta:table-count="0" meta:image-count="0" meta:object-count="0" meta:page-count="1" meta:paragraph-count="2" meta:word-count="6" meta:character-count="63" meta:non-whitespace-character-count="59"/>
    <meta:generator>LibreOffice/7.3.6.2$Linux_X86_64 LibreOffice_project/30$Build-2</meta:generator>
  </office:meta>
</office:document-meta>
</file>